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RequestHeader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RequestHeaderException.MissingRequestHeaderException( String headerName , MethodParameter parameter , boolean missingAfterCon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RequestHeaderException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HeaderException.MissingRequestHeaderException( String header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HeaderException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